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3751" officeooo:paragraph-rsid="00093751"/>
    </style:style>
    <style:style style:name="P2" style:family="paragraph" style:parent-style-name="Text_20_body">
      <style:text-properties fo:font-size="16pt" officeooo:rsid="00093751" officeooo:paragraph-rsid="00093751" style:font-size-asian="16pt" style:font-size-complex="16pt"/>
    </style:style>
    <style:style style:name="P3" style:family="paragraph" style:parent-style-name="Text_20_body" style:list-style-name="L1">
      <style:text-properties fo:font-size="16pt" officeooo:rsid="00093751" officeooo:paragraph-rsid="00093751" style:font-size-asian="16pt" style:font-size-complex="16pt"/>
    </style:style>
    <style:style style:name="P4" style:family="paragraph" style:parent-style-name="Text_20_body" style:list-style-name="L2">
      <style:text-properties fo:font-size="16pt" officeooo:rsid="00093751" officeooo:paragraph-rsid="00093751" style:font-size-asian="16pt" style:font-size-complex="16pt"/>
    </style:style>
    <style:style style:name="P5" style:family="paragraph" style:parent-style-name="Text_20_body">
      <style:text-properties fo:font-size="16pt" officeooo:rsid="000a370a" officeooo:paragraph-rsid="000a370a" style:font-size-asian="16pt" style:font-size-complex="16pt"/>
    </style:style>
    <style:style style:name="P6" style:family="paragraph" style:parent-style-name="Title">
      <style:text-properties officeooo:paragraph-rsid="00093751"/>
    </style:style>
    <style:style style:name="T1" style:family="text">
      <style:text-properties officeooo:rsid="000a370a"/>
    </style:style>
    <style:style style:name="T2" style:family="text">
      <style:text-properties style:text-underline-style="solid" style:text-underline-width="auto" style:text-underline-color="font-color" officeooo:rsid="00093751"/>
    </style:style>
    <style:style style:name="T3" style:family="text">
      <style:text-properties style:text-underline-style="solid" style:text-underline-width="auto" style:text-underline-color="font-color" officeooo:rsid="000a370a"/>
    </style:style>
    <style:style style:name="T4" style:family="text">
      <style:text-properties style:font-name="Liberation Sans" fo:font-size="28pt" style:text-underline-style="solid" style:text-underline-width="auto" style:text-underline-color="font-color" fo:font-weight="bold" officeooo:rsid="000a370a" style:font-name-asian="Noto Sans CJK SC Regular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Activité : </text:span><text:span text:style-name="T4">Diviseurs d’un nombre</text:span></text:p>
      <text:p text:style-name="P1"/>
      <text:p text:style-name="P2"/>
      <text:p text:style-name="P2">Consignes :</text:p>
      <text:list xml:id="list3534737433" text:style-name="L2">
        <text:list-item>
          <text:p text:style-name="P4"/>
        </text:list-item>
      </text:list>
      <text:p text:style-name="P5">12 = 1 <text:span text:style-name="T5">× 12 </text:span></text:p>
      <text:p text:style-name="P5"><text:span text:style-name="T5">= 2 × 6 </text:span></text:p>
      <text:p text:style-name="P5"><text:span text:style-name="T5">= 3 × 4 </text:span></text:p>
      <text:p text:style-name="P5"><text:span text:style-name="T5">= 4 × 3 </text:span></text:p>
      <text:p text:style-name="P5"><text:span text:style-name="T5">= 6 × 2 </text:span></text:p>
      <text:p text:style-name="P5"><text:span text:style-name="T5">= 12 ×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09-13T20:17:00.237705796</dc:date>
    <meta:editing-duration>PT35M6S</meta:editing-duration>
    <meta:editing-cycles>1</meta:editing-cycles>
    <meta:document-statistic meta:table-count="0" meta:image-count="0" meta:object-count="0" meta:page-count="1" meta:paragraph-count="9" meta:word-count="33" meta:character-count="96" meta:non-whitespace-character-count="67"/>
  </office:meta>
</office:document-meta>
</file>